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ederko</text:p>
      <text:p text:style-name="P1">66 Commercial Street</text:p>
      <text:p text:style-name="P1">London E1 6LT</text:p>
      <text:p text:style-name="P1">Tel. 074 174 22 5 33</text:p>
      <text:p text:style-name="P1">e-mail: <text:a xlink:type="simple" xlink:href="mailto:shuvarek@gmail.com">shuvarek@gmail.com</text:a></text:p>
      <text:p text:style-name="P2">Secretary, Board of Management</text:p>
      <text:p text:style-name="P2">St. Gerald's College</text:p>
      <text:p text:style-name="P2">Newport Road</text:p>
      <text:p text:style-name="P2">Casltleford, NP2 7QS</text:p>
      <text:p text:style-name="P2"/>
      <text:p text:style-name="P2"/>
      <text:p text:style-name="P2">Dear Sir / Madam</text:p>
      <text:p text:style-name="P2"/>
      <text:p text:style-name="P2">Having recently seen your advert inviting for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u </meta:initial-creator>
    <meta:creation-date>2013-07-25T12:37:07</meta:creation-date>
    <dc:date>2013-07-25T12:41:21</dc:date>
    <dc:creator>shubu </dc:creator>
    <meta:editing-duration>P0D</meta:editing-duration>
    <meta:editing-cycles>1</meta:editing-cycles>
    <meta:document-statistic meta:table-count="0" meta:image-count="0" meta:object-count="0" meta:page-count="1" meta:paragraph-count="11" meta:word-count="40" meta:character-count="240" meta:non-whitespace-character-count="210"/>
    <meta:generator>LibreOffice/3.5$Linux_x86 LibreOffice_project/350m1$Build-2</meta:generator>
  </office:meta>
</office:document-meta>
</file>